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sans-serif" svg:font-family="sans-serif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Bullet">
      <style:paragraph-properties fo:line-height="100%"/>
    </style:style>
    <style:style style:name="P2" style:family="paragraph" style:parent-style-name="List_20_Bullet" style:list-style-name="WWNum3">
      <style:paragraph-properties fo:line-height="100%"/>
    </style:style>
    <style:style style:name="P3" style:family="paragraph" style:parent-style-name="List_20_Bullet" style:list-style-name="WWNum1">
      <style:paragraph-properties fo:line-height="100%"/>
    </style:style>
    <style:style style:name="P4" style:family="paragraph" style:parent-style-name="List_20_Bullet" style:list-style-name="WWNum1">
      <style:paragraph-properties fo:line-height="100%"/>
      <style:text-properties officeooo:paragraph-rsid="0015b8ac"/>
    </style:style>
    <style:style style:name="P5" style:family="paragraph" style:parent-style-name="List_20_Bullet" style:list-style-name="WWNum2">
      <style:paragraph-properties fo:line-height="100%"/>
    </style:style>
    <style:style style:name="P6" style:family="paragraph" style:parent-style-name="List_20_Bullet" style:list-style-name="WWNum2">
      <style:paragraph-properties fo:line-height="100%"/>
      <style:text-properties officeooo:paragraph-rsid="0015b8ac"/>
    </style:style>
    <style:style style:name="P7" style:family="paragraph" style:parent-style-name="List_20_Bullet">
      <style:paragraph-properties fo:line-height="100%">
        <style:tab-stops>
          <style:tab-stop style:position="7.5in" style:type="right"/>
        </style:tab-stops>
      </style:paragraph-properties>
    </style:style>
    <style:style style:name="P8" style:family="paragraph" style:parent-style-name="List_20_Bullet">
      <style:paragraph-properties fo:line-height="100%">
        <style:tab-stops>
          <style:tab-stop style:position="7.5in" style:type="right"/>
        </style:tab-stops>
      </style:paragraph-properties>
      <style:text-properties officeooo:paragraph-rsid="0015b8ac"/>
    </style:style>
    <style:style style:name="P9" style:family="paragraph" style:parent-style-name="List_20_Bullet">
      <style:paragraph-properties fo:line-height="100%"/>
      <style:text-properties officeooo:paragraph-rsid="0015b8ac"/>
    </style:style>
    <style:style style:name="P10" style:family="paragraph" style:parent-style-name="List_20_Bullet">
      <style:paragraph-properties fo:line-height="100%"/>
      <style:text-properties style:use-window-font-color="true" style:font-name="Times New Roman" fo:font-size="5pt" fo:font-weight="bold" style:font-size-asian="5pt" style:font-weight-asian="bold" style:font-name-complex="Times New Roman1" style:font-size-complex="5pt"/>
    </style:style>
    <style:style style:name="P11" style:family="paragraph" style:parent-style-name="List_20_Bullet">
      <style:paragraph-properties fo:line-height="100%"/>
      <style:text-properties style:use-window-font-color="true" style:font-name="Times New Roman" fo:font-size="5pt" officeooo:paragraph-rsid="0015b8ac" style:font-size-asian="5pt" style:font-name-complex="Times New Roman1" style:font-size-complex="5pt"/>
    </style:style>
    <style:style style:name="P12" style:family="paragraph" style:parent-style-name="List_20_Bullet">
      <style:paragraph-properties fo:line-height="100%"/>
      <style:text-properties style:use-window-font-color="true" style:font-name="Times New Roman" fo:font-size="4pt" fo:font-weight="bold" style:font-size-asian="4pt" style:font-weight-asian="bold" style:font-name-complex="Times New Roman1" style:font-size-complex="4pt"/>
    </style:style>
    <style:style style:name="P13" style:family="paragraph" style:parent-style-name="List_20_Bullet">
      <style:paragraph-properties fo:line-height="100%"/>
      <style:text-properties style:use-window-font-color="true" style:font-name="Times New Roman" fo:font-size="4pt" fo:font-weight="bold" officeooo:paragraph-rsid="0015b8ac" style:font-size-asian="4pt" style:font-weight-asian="bold" style:font-name-complex="Times New Roman1" style:font-size-complex="4pt"/>
    </style:style>
    <style:style style:name="P14" style:family="paragraph" style:parent-style-name="List_20_Bullet">
      <style:paragraph-properties fo:line-height="100%"/>
      <style:text-properties style:use-window-font-color="true" style:font-name="Times New Roman" fo:font-size="4pt" style:font-size-asian="4pt" style:language-asian="en" style:country-asian="US" style:font-name-complex="Times New Roman1" style:font-size-complex="4pt"/>
    </style:style>
    <style:style style:name="P15" style:family="paragraph" style:parent-style-name="List_20_Bullet">
      <style:paragraph-properties fo:line-height="100%"/>
      <style:text-properties style:use-window-font-color="true" style:font-name="Times New Roman" fo:font-size="4pt" officeooo:paragraph-rsid="0015b8ac" style:font-size-asian="4pt" style:language-asian="en" style:country-asian="US" style:font-name-complex="Times New Roman1" style:font-size-complex="4pt"/>
    </style:style>
    <style:style style:name="P16" style:family="paragraph" style:parent-style-name="List_20_Bullet">
      <style:paragraph-properties fo:line-height="100%"/>
      <style:text-properties style:use-window-font-color="true" style:font-name="Times New Roman" fo:font-size="4pt" style:font-size-asian="4pt" style:font-name-complex="Times New Roman1" style:font-size-complex="4pt"/>
    </style:style>
    <style:style style:name="P17" style:family="paragraph" style:parent-style-name="List_20_Bullet" style:list-style-name="WWNum3">
      <style:paragraph-properties fo:line-height="100%"/>
      <style:text-properties style:use-window-font-color="true" style:font-name="Times New Roman" officeooo:paragraph-rsid="0015b8ac" style:font-name-complex="Times New Roman1"/>
    </style:style>
    <style:style style:name="P18" style:family="paragraph" style:parent-style-name="List_20_Bullet" style:list-style-name="WWNum1">
      <style:paragraph-properties fo:line-height="100%"/>
      <style:text-properties style:use-window-font-color="true" style:font-name="Times New Roman" officeooo:paragraph-rsid="0015b8ac" style:font-name-complex="Times New Roman1"/>
    </style:style>
    <style:style style:name="P19" style:family="paragraph" style:parent-style-name="List_20_Bullet" style:list-style-name="WWNum2">
      <style:paragraph-properties fo:line-height="100%"/>
      <style:text-properties style:use-window-font-color="true" style:font-name="Times New Roman" officeooo:paragraph-rsid="0015b8ac" style:language-asian="en" style:country-asian="US" style:font-name-complex="Times New Roman1"/>
    </style:style>
    <style:style style:name="P20" style:family="paragraph" style:parent-style-name="List_20_Bullet">
      <style:paragraph-properties fo:line-height="100%"/>
      <style:text-properties style:use-window-font-color="true" style:font-name="Times New Roman" fo:font-size="9pt" fo:font-style="italic" officeooo:paragraph-rsid="0015b8ac" style:font-size-asian="9pt" style:font-style-asian="italic" style:font-name-complex="Times New Roman1" style:font-size-complex="9pt"/>
    </style:style>
    <style:style style:name="P21" style:family="paragraph" style:parent-style-name="List_20_Bullet">
      <style:paragraph-properties fo:line-height="100%"/>
      <style:text-properties style:use-window-font-color="true" style:font-name="Times New Roman" fo:font-style="italic" officeooo:paragraph-rsid="0015b8ac" style:font-style-asian="italic" style:font-name-complex="Times New Roman1"/>
    </style:style>
    <style:style style:name="P22" style:family="paragraph" style:parent-style-name="List_20_Bullet">
      <style:paragraph-properties fo:line-height="100%" fo:padding-left="0in" fo:padding-right="0in" fo:padding-top="0in" fo:padding-bottom="0.0138in" fo:border-left="none" fo:border-right="none" fo:border-top="none" fo:border-bottom="0.51pt solid #000000"/>
    </style:style>
    <style:style style:name="P23" style:family="paragraph" style:parent-style-name="List_20_Bullet">
      <style:paragraph-properties fo:line-height="100%" fo:padding-left="0in" fo:padding-right="0in" fo:padding-top="0in" fo:padding-bottom="0.0138in" fo:border-left="none" fo:border-right="none" fo:border-top="none" fo:border-bottom="0.51pt solid #000000"/>
      <style:text-properties style:use-window-font-color="true" style:font-name="Times New Roman" fo:font-size="5pt" fo:font-weight="bold" style:font-size-asian="5pt" style:font-weight-asian="bold" style:font-name-complex="Times New Roman1" style:font-size-complex="5pt"/>
    </style:style>
    <style:style style:name="P24" style:family="paragraph" style:parent-style-name="List_20_Bullet">
      <style:paragraph-properties fo:line-height="100%" fo:padding-left="0in" fo:padding-right="0in" fo:padding-top="0in" fo:padding-bottom="0.0138in" fo:border-left="none" fo:border-right="none" fo:border-top="none" fo:border-bottom="0.51pt solid #000000"/>
      <style:text-properties style:use-window-font-color="true" style:font-name="Times New Roman" fo:font-size="5pt" fo:font-weight="bold" officeooo:paragraph-rsid="0015b8ac" style:font-size-asian="5pt" style:font-weight-asian="bold" style:font-name-complex="Times New Roman1" style:font-size-complex="5pt"/>
    </style:style>
    <style:style style:name="P25" style:family="paragraph" style:parent-style-name="List_20_Bullet">
      <style:paragraph-properties fo:line-height="100%" fo:padding-left="0in" fo:padding-right="0in" fo:padding-top="0in" fo:padding-bottom="0.0138in" fo:border-left="none" fo:border-right="none" fo:border-top="none" fo:border-bottom="0.51pt solid #000000"/>
      <style:text-properties style:use-window-font-color="true" style:font-name="Times New Roman" fo:font-size="12.5pt" fo:font-weight="bold" officeooo:paragraph-rsid="0015b8ac" style:font-size-asian="12.5pt" style:font-weight-asian="bold" style:font-name-complex="Times New Roman1" style:font-size-complex="12.5pt"/>
    </style:style>
    <style:style style:name="P26" style:family="paragraph" style:parent-style-name="List_20_Bullet">
      <style:paragraph-properties fo:margin-left="0.15in" fo:margin-right="0in" fo:line-height="100%" fo:text-indent="0in" style:auto-text-indent="false"/>
      <style:text-properties style:use-window-font-color="true" style:font-name="Times New Roman" fo:font-size="3pt" style:font-size-asian="3pt" style:font-name-complex="Times New Roman1" style:font-size-complex="3pt"/>
    </style:style>
    <style:style style:name="P27" style:family="paragraph" style:parent-style-name="List_20_Bullet">
      <style:paragraph-properties fo:margin-left="0.3in" fo:margin-right="0in" fo:line-height="100%" fo:text-indent="0.2in" style:auto-text-indent="false"/>
    </style:style>
    <style:style style:name="P28" style:family="paragraph" style:parent-style-name="List_20_Bullet">
      <style:paragraph-properties fo:margin-left="0.15in" fo:margin-right="0in" fo:line-height="100%" fo:text-indent="0in" style:auto-text-indent="false"/>
      <style:text-properties style:use-window-font-color="true" style:font-name="Times New Roman" fo:font-size="3pt" officeooo:paragraph-rsid="0015b8ac" style:font-size-asian="3pt" style:font-name-complex="Times New Roman1" style:font-size-complex="3pt"/>
    </style:style>
    <style:style style:name="P29" style:family="paragraph" style:parent-style-name="List_20_Bullet">
      <style:paragraph-properties fo:margin-left="0.3in" fo:margin-right="0in" fo:line-height="100%" fo:text-indent="0.2in" style:auto-text-indent="false"/>
      <style:text-properties style:use-window-font-color="true" style:font-name="Times New Roman" officeooo:paragraph-rsid="0015b8ac" style:font-name-complex="Times New Roman1"/>
    </style:style>
    <style:style style:name="P30" style:family="paragraph" style:parent-style-name="List_20_Bullet">
      <style:paragraph-properties fo:margin-left="0.3in" fo:margin-right="0in" fo:line-height="100%" fo:text-indent="0.2in" style:auto-text-indent="false"/>
      <style:text-properties style:use-window-font-color="true" style:font-name="Times New Roman" fo:font-size="5pt" officeooo:paragraph-rsid="0015b8ac" style:font-size-asian="5pt" style:font-name-complex="Times New Roman1" style:font-size-complex="5pt"/>
    </style:style>
    <style:style style:name="P31" style:family="paragraph" style:parent-style-name="List_20_Bullet">
      <style:paragraph-properties fo:margin-left="0.3in" fo:margin-right="0in" fo:line-height="100%" fo:text-indent="0.2in" style:auto-text-indent="false"/>
      <style:text-properties officeooo:paragraph-rsid="0015b8ac"/>
    </style:style>
    <style:style style:name="P32" style:family="paragraph" style:parent-style-name="List_20_Bullet">
      <style:paragraph-properties fo:margin-left="0.3in" fo:margin-right="0in" fo:line-height="100%" fo:text-indent="0in" style:auto-text-indent="false"/>
      <style:text-properties style:use-window-font-color="true" style:font-name="Times New Roman" fo:font-size="4pt" officeooo:paragraph-rsid="0015b8ac" style:font-size-asian="4pt" style:font-name-complex="Times New Roman1" style:font-size-complex="4pt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3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15b8ac"/>
    </style:style>
    <style:style style:name="P3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Times New Roman" fo:font-size="8pt" style:text-underline-style="none" fo:font-weight="bold" style:font-size-asian="8pt" style:font-weight-asian="bold" style:font-name-complex="Times New Roman1" style:font-size-complex="8pt"/>
    </style:style>
    <style:style style:name="P3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Times New Roman" fo:font-size="8pt" style:text-underline-style="none" fo:font-weight="bold" officeooo:paragraph-rsid="0015b8ac" style:font-size-asian="8pt" style:font-weight-asian="bold" style:font-name-complex="Times New Roman1" style:font-size-complex="8pt"/>
    </style:style>
    <style:style style:name="P37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  <style:text-properties style:font-name="Times New Roman" fo:font-size="26pt" fo:font-weight="bold" officeooo:paragraph-rsid="0015b8ac" style:font-size-asian="26pt" style:font-weight-asian="bold" style:font-name-complex="Times New Roman1" style:font-size-complex="26pt"/>
    </style:style>
    <style:style style:name="T1" style:family="text">
      <style:text-properties style:font-name="Times New Roman" fo:font-size="26pt" fo:font-weight="bold" style:font-size-asian="26pt" style:font-weight-asian="bold" style:font-name-complex="Times New Roman1" style:font-size-complex="26pt"/>
    </style:style>
    <style:style style:name="T2" style:family="text">
      <style:text-properties style:font-name="Times New Roman" fo:font-weight="bold" style:font-weight-asian="bold" style:font-name-complex="Times New Roman1"/>
    </style:style>
    <style:style style:name="T3" style:family="text">
      <style:text-properties style:font-name="Times New Roman" style:text-underline-style="none" fo:font-weight="bold" style:font-weight-asian="bold" style:font-name-complex="Times New Roman1"/>
    </style:style>
    <style:style style:name="T4" style:family="text">
      <style:text-properties style:font-name="Times New Roman" fo:font-style="italic" fo:font-weight="bold" style:font-style-asian="italic" style:font-weight-asian="bold" style:font-name-complex="Times New Roman1" style:font-style-complex="italic"/>
    </style:style>
    <style:style style:name="T5" style:family="text">
      <style:text-properties style:font-name="Times New Roman" fo:font-style="italic" fo:font-weight="bold" officeooo:rsid="0013dded" style:font-style-asian="italic" style:font-weight-asian="bold" style:font-name-complex="Times New Roman1" style:font-style-complex="italic"/>
    </style:style>
    <style:style style:name="T6" style:family="text">
      <style:text-properties style:use-window-font-color="true" style:font-name="Times New Roman" style:text-underline-style="none" fo:font-weight="bold" style:font-weight-asian="bold" style:font-name-complex="Times New Roman1"/>
    </style:style>
    <style:style style:name="T7" style:family="text">
      <style:text-properties style:use-window-font-color="true" style:font-name="Times New Roman" style:text-underline-style="none" fo:font-weight="bold" style:font-weight-asian="bold" style:font-name-complex="Times New Roman1"/>
    </style:style>
    <style:style style:name="T8" style:family="text">
      <style:text-properties style:use-window-font-color="true" style:font-name="Times New Roman" fo:font-size="12.5pt" fo:font-weight="bold" style:font-size-asian="12.5pt" style:font-weight-asian="bold" style:font-name-complex="Times New Roman1" style:font-size-complex="12.5pt"/>
    </style:style>
    <style:style style:name="T9" style:family="text">
      <style:text-properties style:use-window-font-color="true" style:font-name="Times New Roman" fo:font-size="12.5pt" style:font-size-asian="12.5pt" style:font-name-complex="Times New Roman1" style:font-size-complex="12.5pt"/>
    </style:style>
    <style:style style:name="T10" style:family="text">
      <style:text-properties style:use-window-font-color="true" style:font-name="Times New Roman" fo:font-weight="bold" style:font-weight-asian="bold" style:font-name-complex="Times New Roman1"/>
    </style:style>
    <style:style style:name="T11" style:family="text">
      <style:text-properties style:use-window-font-color="true" style:font-name="Times New Roman" fo:font-weight="bold" style:font-weight-asian="bold" style:font-name-complex="Times New Roman1"/>
    </style:style>
    <style:style style:name="T12" style:family="text">
      <style:text-properties style:use-window-font-color="true" style:font-name="Times New Roman" fo:font-weight="bold" style:font-weight-asian="bold" style:font-name-complex="Times New Roman1" style:font-weight-complex="bold"/>
    </style:style>
    <style:style style:name="T13" style:family="text">
      <style:text-properties style:use-window-font-color="true" style:font-name="Times New Roman" fo:font-weight="bold" style:font-weight-asian="bold" style:font-name-complex="Times New Roman1" style:font-weight-complex="bold"/>
    </style:style>
    <style:style style:name="T14" style:family="text">
      <style:text-properties style:use-window-font-color="true" style:font-name="Times New Roman" fo:font-weight="bold" style:language-asian="en" style:country-asian="US" style:font-weight-asian="bold" style:font-name-complex="Times New Roman1" style:font-weight-complex="bold"/>
    </style:style>
    <style:style style:name="T15" style:family="text">
      <style:text-properties style:use-window-font-color="true" style:font-name="Times New Roman" fo:font-weight="bold" style:language-asian="en" style:country-asian="US" style:font-weight-asian="bold" style:font-name-complex="Times New Roman1" style:font-weight-complex="bold"/>
    </style:style>
    <style:style style:name="T16" style:family="text">
      <style:text-properties style:use-window-font-color="true" style:font-name="Times New Roman" fo:font-style="italic" fo:font-weight="bold" style:font-style-asian="italic" style:font-weight-asian="bold" style:font-name-complex="Times New Roman1" style:font-style-complex="italic"/>
    </style:style>
    <style:style style:name="T17" style:family="text">
      <style:text-properties style:use-window-font-color="true" style:font-name="Times New Roman" fo:font-style="italic" fo:font-weight="bold" style:font-style-asian="italic" style:font-weight-asian="bold" style:font-name-complex="Times New Roman1" style:font-style-complex="italic"/>
    </style:style>
    <style:style style:name="T18" style:family="text">
      <style:text-properties style:use-window-font-color="true" style:font-name="Times New Roman" fo:font-style="italic" fo:font-weight="bold" style:font-style-asian="italic" style:font-weight-asian="bold" style:font-name-complex="Times New Roman1" style:font-style-complex="italic" style:font-weight-complex="bold"/>
    </style:style>
    <style:style style:name="T19" style:family="text">
      <style:text-properties style:use-window-font-color="true" style:font-name="Times New Roman" fo:font-style="italic" fo:font-weight="bold" style:font-style-asian="italic" style:font-weight-asian="bold" style:font-name-complex="Times New Roman1" style:font-style-complex="italic" style:font-weight-complex="bold"/>
    </style:style>
    <style:style style:name="T20" style:family="text">
      <style:text-properties style:use-window-font-color="true" style:font-name="Times New Roman" fo:font-style="italic" fo:font-weight="bold" style:font-style-asian="italic" style:font-weight-asian="bold" style:font-name-complex="Times New Roman1" style:font-weight-complex="bold"/>
    </style:style>
    <style:style style:name="T21" style:family="text">
      <style:text-properties style:use-window-font-color="true" style:font-name="Times New Roman" fo:font-style="italic" fo:font-weight="bold" style:font-style-asian="italic" style:font-weight-asian="bold" style:font-name-complex="Times New Roman1" style:font-weight-complex="bold"/>
    </style:style>
    <style:style style:name="T22" style:family="text">
      <style:text-properties style:use-window-font-color="true" style:font-name="Times New Roman" fo:font-style="italic" fo:font-weight="bold" officeooo:rsid="0013dded" style:font-style-asian="italic" style:font-weight-asian="bold" style:font-name-complex="Times New Roman1" style:font-weight-complex="bold"/>
    </style:style>
    <style:style style:name="T23" style:family="text">
      <style:text-properties style:use-window-font-color="true" style:font-name="Times New Roman" fo:font-style="italic" style:font-style-asian="italic" style:font-name-complex="Times New Roman1"/>
    </style:style>
    <style:style style:name="T24" style:family="text">
      <style:text-properties style:use-window-font-color="true" style:font-name="Times New Roman" fo:font-style="italic" style:font-style-asian="italic" style:font-name-complex="Times New Roman1" style:font-style-complex="italic"/>
    </style:style>
    <style:style style:name="T25" style:family="text">
      <style:text-properties style:use-window-font-color="true" style:font-name="Times New Roman" fo:font-style="italic" style:font-style-asian="italic" style:font-name-complex="Times New Roman1" style:font-style-complex="italic"/>
    </style:style>
    <style:style style:name="T26" style:family="text">
      <style:text-properties style:use-window-font-color="true" style:font-name="Times New Roman" fo:font-style="italic" officeooo:rsid="0013dded" style:font-style-asian="italic" style:font-name-complex="Times New Roman1" style:font-style-complex="italic"/>
    </style:style>
    <style:style style:name="T27" style:family="text">
      <style:text-properties style:use-window-font-color="true" style:font-name="Times New Roman" fo:font-style="italic" officeooo:rsid="0015b8ac" style:font-style-asian="italic" style:font-name-complex="Times New Roman1" style:font-style-complex="italic"/>
    </style:style>
    <style:style style:name="T28" style:family="text">
      <style:text-properties style:use-window-font-color="true" style:font-name="Times New Roman" fo:font-style="italic" style:font-style-asian="italic" style:font-name-complex="Times New Roman1"/>
    </style:style>
    <style:style style:name="T29" style:family="text">
      <style:text-properties style:use-window-font-color="true" style:font-name="Times New Roman" fo:font-style="italic" officeooo:rsid="0015b8ac" style:font-style-asian="italic" style:font-name-complex="Times New Roman1"/>
    </style:style>
    <style:style style:name="T30" style:family="text">
      <style:text-properties style:use-window-font-color="true" style:font-name="Times New Roman" fo:font-style="italic" style:text-underline-style="none" fo:font-weight="bold" style:font-style-asian="italic" style:font-weight-asian="bold" style:font-name-complex="Times New Roman1" style:font-style-complex="italic"/>
    </style:style>
    <style:style style:name="T31" style:family="text">
      <style:text-properties style:use-window-font-color="true" style:font-name="Times New Roman" fo:font-style="italic" fo:font-weight="normal" style:font-style-asian="italic" style:font-weight-asian="normal" style:font-name-complex="Times New Roman1" style:font-weight-complex="normal"/>
    </style:style>
    <style:style style:name="T32" style:family="text">
      <style:text-properties style:use-window-font-color="true" style:font-name="Times New Roman" style:font-name-complex="Times New Roman1"/>
    </style:style>
    <style:style style:name="T33" style:family="text">
      <style:text-properties style:use-window-font-color="true" style:font-name="Times New Roman" style:font-name-complex="Times New Roman1"/>
    </style:style>
    <style:style style:name="T34" style:family="text">
      <style:text-properties style:use-window-font-color="true" style:font-name="Times New Roman" officeooo:rsid="0015b8ac" style:font-name-complex="Times New Roman1"/>
    </style:style>
    <style:style style:name="T35" style:family="text">
      <style:text-properties style:use-window-font-color="true" style:font-name="Times New Roman" fo:font-size="5pt" style:font-size-asian="5pt" style:font-name-complex="Times New Roman1" style:font-size-complex="5pt"/>
    </style:style>
    <style:style style:name="T36" style:family="text">
      <style:text-properties style:use-window-font-color="true" style:font-name="Times New Roman" fo:font-size="5pt" style:font-size-asian="5pt" style:font-name-complex="Times New Roman1" style:font-size-complex="5pt"/>
    </style:style>
    <style:style style:name="T37" style:family="text">
      <style:text-properties style:use-window-font-color="true" style:font-name="Times New Roman" fo:font-size="9pt" fo:font-style="italic" style:text-underline-style="none" style:font-size-asian="9pt" style:font-style-asian="italic" style:font-name-complex="Times New Roman1" style:font-size-complex="9pt" style:font-style-complex="italic"/>
    </style:style>
    <style:style style:name="T38" style:family="text">
      <style:text-properties style:use-window-font-color="true" style:font-name="Times New Roman" fo:font-size="9pt" fo:font-style="italic" style:text-underline-style="none" style:font-size-asian="9pt" style:font-style-asian="italic" style:font-name-complex="Times New Roman1" style:font-size-complex="9pt" style:font-style-complex="italic"/>
    </style:style>
    <style:style style:name="T39" style:family="text">
      <style:text-properties style:use-window-font-color="true" style:font-name="Times New Roman" fo:font-size="9pt" fo:font-style="italic" style:font-size-asian="9pt" style:font-style-asian="italic" style:font-name-complex="Times New Roman1" style:font-size-complex="9pt"/>
    </style:style>
    <style:style style:name="T40" style:family="text">
      <style:text-properties style:use-window-font-color="true" style:font-name="Times New Roman" fo:font-size="9pt" fo:font-style="italic" officeooo:rsid="0013dded" style:font-size-asian="9pt" style:font-style-asian="italic" style:font-name-complex="Times New Roman1" style:font-size-complex="9pt"/>
    </style:style>
    <style:style style:name="T41" style:family="text">
      <style:text-properties style:use-window-font-color="true" style:font-name="Times New Roman" fo:font-size="9pt" fo:font-style="italic" style:font-size-asian="9pt" style:font-style-asian="italic" style:font-name-complex="Times New Roman1" style:font-size-complex="9pt" style:font-style-complex="italic"/>
    </style:style>
    <style:style style:name="T42" style:family="text">
      <style:text-properties style:use-window-font-color="true" style:font-name="Times New Roman" fo:font-size="9pt" fo:font-style="italic" officeooo:rsid="0015b8ac" style:font-size-asian="9pt" style:font-style-asian="italic" style:font-name-complex="Times New Roman1" style:font-size-complex="9pt" style:font-style-complex="italic"/>
    </style:style>
    <style:style style:name="T43" style:family="text">
      <style:text-properties style:use-window-font-color="true" style:font-name="Times New Roman" style:language-asian="en" style:country-asian="US" style:font-name-complex="Times New Roman1"/>
    </style:style>
    <style:style style:name="T44" style:family="text">
      <style:text-properties style:use-window-font-color="true" style:font-name="Times New Roman" style:language-asian="en" style:country-asian="US" style:font-name-complex="Times New Roman1"/>
    </style:style>
    <style:style style:name="T45" style:family="text">
      <style:text-properties style:use-window-font-color="true" style:font-name="Times New Roman" fo:font-size="26pt" fo:font-style="italic" fo:font-weight="bold" style:font-size-asian="26pt" style:font-style-asian="italic" style:font-weight-asian="bold" style:font-name-complex="Times New Roman1" style:font-size-complex="26pt"/>
    </style:style>
    <style:style style:name="T46" style:family="text">
      <style:text-properties style:use-window-font-color="true" style:font-name="Times New Roman" fo:font-size="26pt" fo:font-style="italic" fo:font-weight="bold" style:font-size-asian="26pt" style:font-style-asian="italic" style:font-weight-asian="bold" style:font-name-complex="Times New Roman1" style:font-size-complex="26pt" style:font-weight-complex="bold"/>
    </style:style>
    <style:style style:name="T47" style:family="text">
      <style:text-properties style:use-window-font-color="true" style:font-name="Times New Roman" fo:font-size="26pt" fo:font-style="italic" fo:font-weight="bold" officeooo:rsid="0013dded" style:font-size-asian="26pt" style:font-style-asian="italic" style:font-weight-asian="bold" style:font-name-complex="Times New Roman1" style:font-size-complex="26pt" style:font-weight-complex="bold"/>
    </style:style>
    <style:style style:name="T48" style:family="text">
      <style:text-properties fo:font-style="italic" style:font-style-asian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variant="normal" fo:text-transform="none" style:use-window-font-color="true" style:font-name="Times New Roman" fo:font-size="10.5pt" fo:letter-spacing="normal" fo:font-style="italic" fo:font-weight="normal" style:font-style-asian="italic" style:font-name-complex="Times New Roman1" style:font-style-complex="italic"/>
    </style:style>
    <style:style style:name="T51" style:family="text">
      <style:text-properties officeooo:rsid="0019fb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Loc Vu</text:p>
      <text:p text:style-name="P34"><text:a xlink:type="simple" xlink:href="mailto:vhploc@gmail.com" text:style-name="Internet_20_link" text:visited-style-name="Visited_20_Internet_20_Link"><text:span text:style-name="T4">vhploc@</text:span></text:a><text:a xlink:type="simple" xlink:href="mailto:vhploc@gmail.com" text:style-name="Internet_20_link" text:visited-style-name="Visited_20_Internet_20_Link"><text:span text:style-name="T5">gmail.com</text:span></text:a><text:span text:style-name="Internet_20_link"><text:span text:style-name="T30"> <text:s text:c="5"/></text:span></text:span><text:a xlink:type="simple" xlink:href="https://github.com/loc-vu" text:style-name="Internet_20_link" text:visited-style-name="Visited_20_Internet_20_Link"><text:span text:style-name="T4">github.com/loc-vu</text:span></text:a><text:span text:style-name="Internet_20_link"><text:span text:style-name="T30"> <text:s text:c="5"/></text:span></text:span><text:a xlink:type="simple" xlink:href="https://www.linkedin.com/in/loc-vu" text:style-name="Internet_20_link" text:visited-style-name="Visited_20_Internet_20_Link"><text:span text:style-name="T4">linkedin.com/in/loc-vu</text:span></text:a><text:span text:style-name="T4"> <text:s text:c="5"/>(619) 873-5773 </text:span></text:p>
      <text:p text:style-name="P36"/>
      <text:p text:style-name="P25">EDUCATION</text:p>
      <text:p text:style-name="P9"><text:span text:style-name="T10">University of California, San Diego<text:tab/><text:tab/><text:tab/><text:tab/><text:tab/><text:tab/><text:tab/> <text:s text:c="18"/></text:span><text:span text:style-name="T16">Expected June</text:span><text:span text:style-name="T18"> 2022</text:span></text:p>
      <text:p text:style-name="P9"><text:span text:style-name="T24">B.S. Computer Science</text:span><text:span text:style-name="T32"> <text:tab/><text:tab/><text:tab/><text:tab/><text:tab/><text:tab/><text:tab/><text:tab/><text:tab/> <text:s text:c="13"/></text:span><text:span text:style-name="T18">Cumulative GPA: 3.84</text:span></text:p>
      <text:list xml:id="list36500083" text:style-name="WWNum3">
        <text:list-item>
          <text:p text:style-name="P17">Relevant Courses:</text:p>
        </text:list-item>
      </text:list>
      <text:p text:style-name="P28"/>
      <text:p text:style-name="P29"><text:span text:style-name="T51">Software Engineering</text:span><text:tab/><text:tab/>Systems Programming<text:tab/><text:tab/>Object-Oriented Design<text:tab/><text:tab/></text:p>
      <text:p text:style-name="P31"><text:span text:style-name="T32">Software Tools</text:span><text:span text:style-name="T35"><text:tab/></text:span><text:span text:style-name="T32"><text:tab/><text:tab/>Theory of Computation<text:tab/><text:tab/>Advance Data Structures</text:span></text:p>
      <text:p text:style-name="P30"/>
      <text:p text:style-name="P25">PROJECTS</text:p>
      <text:p text:style-name="P9"><text:a xlink:type="simple" xlink:href="https://github.com/loc-vu/patent-scraper" text:style-name="Internet_20_link" text:visited-style-name="Visited_20_Internet_20_Link"><text:span text:style-name="T3">Patent Scraper</text:span></text:a><text:span text:style-name="T10"> <text:tab/><text:tab/><text:tab/><text:tab/><text:tab/><text:tab/><text:tab/><text:tab/><text:tab/> <text:s text:c="5"/></text:span><text:span text:style-name="T23">July 2019 – September 2019 </text:span></text:p>
      <text:p text:style-name="P9"><text:a xlink:type="simple" xlink:href="https://github.com/loc-vu%20/patent-scraper" text:style-name="Internet_20_link" text:visited-style-name="Visited_20_Internet_20_Link"><text:span text:style-name="T37">Python,</text:span></text:a><text:span text:style-name="Internet_20_link"><text:span text:style-name="T37"> IPython, Google Drive API, PatentView API</text:span></text:span></text:p>
      <text:list xml:id="list2895019539" text:style-name="WWNum2">
        <text:list-item>
          <text:p text:style-name="P6"><text:span text:style-name="T43">Utilized </text:span><text:span text:style-name="T14">PatentView API</text:span><text:span text:style-name="T43"> to scrape information from </text:span><text:span text:style-name="T14">USPTO Database</text:span><text:span text:style-name="T43"> and generate a corresponding CSV file, uploaded to cloud using </text:span><text:span text:style-name="T14">Google Drive API</text:span><text:span text:style-name="T43"> </text:span></text:p>
        </text:list-item>
        <text:list-item>
          <text:p text:style-name="P6"><text:span text:style-name="T14">Automated</text:span><text:span text:style-name="T43"> the processes of collecting and generating a patent landscape to increase search efficiency and eliminate the need for manual searches</text:span></text:p>
        </text:list-item>
      </text:list>
      <text:p text:style-name="P13"/>
      <text:p text:style-name="P9"><text:span text:style-name="T10">Robocall</text:span><text:span text:style-name="Internet_20_link"><text:span text:style-name="T6"> Analysis</text:span></text:span><text:span text:style-name="T10"> <text:tab/><text:tab/> <text:tab/><text:tab/><text:tab/><text:tab/><text:tab/><text:tab/> <text:s text:c="9"/></text:span><text:span text:style-name="T23">September 2019 – December 2019 </text:span></text:p>
      <text:p text:style-name="P9"><text:span text:style-name="Internet_20_link"><text:span text:style-name="T37">Python, IPython, FCC API</text:span></text:span></text:p>
      <text:list xml:id="list125515088586867" text:continue-numbering="true" text:style-name="WWNum2">
        <text:list-item>
          <text:p text:style-name="P6"><text:span text:style-name="T32">Analyzed </text:span><text:span text:style-name="T12">1.6 million FCC Unwanted Call</text:span><text:span text:style-name="T32"> complaints from 2014-2019 to explore possible trends through generating visualization using </text:span><text:span text:style-name="T12">matplotlib</text:span><text:span text:style-name="T32"> and evaluating </text:span><text:span text:style-name="T12">linear regression</text:span><text:span text:style-name="T32"> R-squared values</text:span></text:p>
        </text:list-item>
        <text:list-item>
          <text:p text:style-name="P19">Concluded no distinguishable trends in robocall activities expect increased quantity in more populated areas</text:p>
        </text:list-item>
      </text:list>
      <text:p text:style-name="P15"/>
      <text:p text:style-name="P9"><text:span text:style-name="T12">GreenPoint Rated<text:tab/><text:tab/><text:tab/><text:tab/></text:span><text:span text:style-name="T23"><text:tab/></text:span><text:span text:style-name="T10"><text:tab/><text:tab/></text:span><text:span text:style-name="T32"><text:tab/> <text:s text:c="9"/><text:tab/> <text:s text:c="9"/></text:span><text:span text:style-name="T24">November 2019 – Present</text:span><text:span text:style-name="T23"> </text:span></text:p>
      <text:p text:style-name="P9"><text:span text:style-name="T39">Node.js, React-Native, JSX, </text:span><text:span text:style-name="T40">Expo</text:span><text:span text:style-name="T23"> </text:span></text:p>
      <text:list xml:id="list2402197046" text:style-name="WWNum1">
        <text:list-item>
          <text:p text:style-name="P4"><text:span text:style-name="T32">Developing a mobile for </text:span><text:span text:style-name="T12">Build It Green</text:span><text:span text:style-name="T32"> to track the carbon emissions of a given household and incentivize homeowners to pursue greener alternatives</text:span></text:p>
        </text:list-item>
        <text:list-item>
          <text:p text:style-name="P4"><text:span text:style-name="T32">Utilizing </text:span><text:span text:style-name="T12">Node.js</text:span><text:span text:style-name="T32"> and </text:span><text:span text:style-name="T12">React Native</text:span><text:span text:style-name="T32"> for cross-platform compatibles</text:span></text:p>
        </text:list-item>
      </text:list>
      <text:p text:style-name="P32"/>
      <text:p text:style-name="P9"><text:span text:style-name="T12">YouTube Trends Predictor<text:tab/><text:tab/><text:tab/><text:tab/></text:span><text:span text:style-name="T23"><text:tab/></text:span><text:span text:style-name="T10"><text:tab/><text:tab/></text:span><text:span text:style-name="T32"><text:tab/> <text:s text:c="13"/></text:span><text:span text:style-name="T24">January 2019 – Present</text:span></text:p>
      <text:p text:style-name="P20">Python, Youtube API, scikit-learn</text:p>
      <text:list xml:id="list125515338462785" text:continue-numbering="true" text:style-name="WWNum1">
        <text:list-item>
          <text:p text:style-name="P4"><text:span text:style-name="T32">Analyzing the impact of viewer-count, likes/dislike ratio, and </text:span><text:span text:style-name="T12">title sentiment</text:span><text:span text:style-name="T32"> in predicting </text:span><text:span text:style-name="T12">YouTube trending video</text:span></text:p>
        </text:list-item>
        <text:list-item>
          <text:p text:style-name="P4"><text:span text:style-name="T32">Utilizing </text:span><text:span text:style-name="T12">Naïve Bayes </text:span><text:span text:style-name="T32">for </text:span><text:span text:style-name="T12">NLP</text:span><text:span text:style-name="T32"> to develop a </text:span><text:span text:style-name="T12">classification model</text:span><text:span text:style-name="T32"> that predicts a video’s genre based on title</text:span></text:p>
        </text:list-item>
      </text:list>
      <text:p text:style-name="P11"/>
      <text:p text:style-name="P25">RESEARCH EXPERIENCE</text:p>
      <text:p text:style-name="P9"><text:span text:style-name="T12">Hyperdimensional Computing onto Embedded Systems</text:span><text:span text:style-name="T10"><text:tab/></text:span><text:span text:style-name="T32"><text:tab/> <text:s text:c="9"/><text:tab/><text:tab/><text:tab/></text:span><text:span text:style-name="T24">October 2019 – Present</text:span><text:span text:style-name="T23"> </text:span></text:p>
      <text:p text:style-name="P21">Advisor: Tajana Rosing, UCSD</text:p>
      <text:list xml:id="list125514719611866" text:continue-numbering="true" text:style-name="WWNum1">
        <text:list-item>
          <text:p text:style-name="P4"><text:span text:style-name="T32">Researching the applications of </text:span><text:span text:style-name="T12">hyperdimensional computing</text:span><text:span text:style-name="T32"> as a data independent alternative to traditional neural networks-based </text:span><text:span text:style-name="T12">reinforcement learning</text:span></text:p>
        </text:list-item>
        <text:list-item>
          <text:p text:style-name="P18">Developing a semi-autonomous microbot capable to following a line to test the effectiveness of reinforcement learning model</text:p>
        </text:list-item>
      </text:list>
      <text:p text:style-name="P24"/>
      <text:p text:style-name="P25">WORK EXPERIENCE</text:p>
      <text:p text:style-name="P9"><text:span text:style-name="T10">Patent Research Assistant Intern<text:tab/></text:span><text:span text:style-name="T32"><text:tab/><text:tab/><text:tab/><text:tab/><text:tab/><text:tab/> <text:s text:c="5"/></text:span><text:span text:style-name="T23">May 2019 – September 2019 <text:s/></text:span><text:bookmark text:name="_Hlk20223500"/></text:p>
      <text:p text:style-name="P21">Company: TuSimple, Inc.</text:p>
      <text:list xml:id="list125515189677142" text:continue-numbering="true" text:style-name="WWNum1">
        <text:list-item>
          <text:p text:style-name="P4"><text:span text:style-name="T32">Researched </text:span><text:span text:style-name="T12">over 1000</text:span><text:span text:style-name="T32"> existing patents related to autonomous vehicles using </text:span><text:span text:style-name="T12">Google Patent</text:span><text:span text:style-name="T32"> and </text:span><text:span text:style-name="T12">USPTO Database</text:span><text:span text:style-name="T32"> in order to categorize the technical focus of competitors</text:span></text:p>
        </text:list-item>
        <text:list-item>
          <text:p text:style-name="P4"><text:span text:style-name="T32">Established and </text:span><text:span text:style-name="T12">maintained a database</text:span><text:span text:style-name="T32"> of related competitor patents to effectiv</text:span><text:bookmark text:name="_GoBack"/><text:span text:style-name="T32">ely characterize the current landscape of a specific </text:span><text:span text:style-name="T12">patent technical area</text:span></text:p>
        </text:list-item>
      </text:list>
      <text:p text:style-name="P24"/>
      <text:p text:style-name="P25">SKILLS<text:tab/> </text:p>
      <text:p text:style-name="P8"><text:span text:style-name="T20">Programming &amp; Languages:</text:span><text:span text:style-name="T32"><text:tab/></text:span><text:span text:style-name="T24">Python, SQL, J</text:span><text:span text:style-name="T27">avascript/</text:span><text:span text:style-name="T26">Type</text:span><text:span text:style-name="T27">s</text:span><text:span text:style-name="T26">cript</text:span><text:span text:style-name="T24">, Java, C/C++</text:span></text:p>
      <text:p text:style-name="P8"><text:span text:style-name="T20">Frameworks &amp; Libraries:<text:tab/></text:span><text:span text:style-name="T23">MS </text:span><text:span text:style-name="T29">Office</text:span><text:span text:style-name="T23">, pandas, matplotlib, </text:span><text:span text:style-name="T29">S</text:span><text:span text:style-name="T23">cikit-learn, Google API</text:span></text:p>
      <text:p text:style-name="P8"><text:span text:style-name="T20">Tools &amp; Methodologies:</text:span><text:span text:style-name="T32"> <text:tab/></text:span><text:span text:style-name="T34">G</text:span><text:span text:style-name="T24">it, </text:span><text:span text:style-name="T50">Continuous Integration, Agile Methodology, Design Patterns</text:span></text:p>
      <text:p text:style-name="P8"><text:span text:style-name="T20">OS:</text:span><text:span text:style-name="T32"> <text:tab/></text:span><text:span text:style-name="T24">Windows, Linux</text:span></text:p>
      <text:p text:style-name="P8"><text:span text:style-name="T22">Extracurriculars</text:span><text:span text:style-name="T20">:<text:tab/>Project Lead </text:span><text:span text:style-name="T23">@ DS3: Data Science Society</text:span><text:span text:style-name="T31">, </text:span><text:span text:style-name="T20">Software Developer</text:span><text:span text:style-name="T23"> @ Triton Software Engineering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sans-serif" svg:font-family="sans-serif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Bullet" style:display-name="List Bullet" style:family="paragraph" style:parent-style-name="Standard" style:default-outline-level="">
      <style:paragraph-properties fo:margin-top="0in" fo:margin-bottom="0.1665in" loext:contextual-spacing="true" fo:line-height="120%"/>
      <style:text-properties fo:color="#404040" style:font-name-asian="F" style:font-family-generic-asian="system" style:font-pitch-asian="variable" style:language-asian="ja" style:country-asian="JP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3in" fo:text-indent="-0.15in" fo:margin-left="0.3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6in" fo:text-indent="-0.15in" fo:margin-left="0.6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0.9in" fo:text-indent="-0.15in" fo:margin-left="0.9in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in" fo:text-indent="-0.15in" fo:margin-left="1.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1.5in" fo:text-indent="-0.15in" fo:margin-left="1.5in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.8in" fo:text-indent="-0.15in" fo:margin-left="1.8in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.1in" fo:text-indent="-0.15in" fo:margin-left="2.1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2.4in" fo:text-indent="-0.15in" fo:margin-left="2.4in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2.7in" fo:text-indent="-0.15in" fo:margin-left="2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3in" fo:text-indent="-0.15in" fo:margin-left="0.3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0.6in" fo:text-indent="-0.15in" fo:margin-left="0.6in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0.9in" fo:text-indent="-0.15in" fo:margin-left="0.9in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in" fo:text-indent="-0.15in" fo:margin-left="1.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1.5in" fo:text-indent="-0.15in" fo:margin-left="1.5in"/>
        </style:list-level-properties>
        <style:text-properties style:font-name="Courier New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1.8in" fo:text-indent="-0.15in" fo:margin-left="1.8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.1in" fo:text-indent="-0.15in" fo:margin-left="2.1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2.4in" fo:text-indent="-0.15in" fo:margin-left="2.4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2.7in" fo:text-indent="-0.15in" fo:margin-left="2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3in" fo:text-indent="-0.15in" fo:margin-left="0.3in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0.6in" fo:text-indent="-0.15in" fo:margin-left="0.6in"/>
        </style:list-level-properties>
        <style:text-properties style:font-name="Courier New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0.9in" fo:text-indent="-0.15in" fo:margin-left="0.9in"/>
        </style:list-level-properties>
        <style:text-properties style:font-name="Wingdings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in" fo:text-indent="-0.15in" fo:margin-left="1.2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1.5in" fo:text-indent="-0.15in" fo:margin-left="1.5in"/>
        </style:list-level-properties>
        <style:text-properties style:font-name="Courier New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1.8in" fo:text-indent="-0.15in" fo:margin-left="1.8in"/>
        </style:list-level-properties>
        <style:text-properties style:font-name="Wingdings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.1in" fo:text-indent="-0.15in" fo:margin-left="2.1in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text:list-tab-stop-position="2.4in" fo:text-indent="-0.15in" fo:margin-left="2.4in"/>
        </style:list-level-properties>
        <style:text-properties style:font-name="Courier New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2.7in" fo:text-indent="-0.15in" fo:margin-left="2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3in" fo:text-indent="-0.15in" fo:margin-left="0.3in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0.6in" fo:text-indent="-0.15in" fo:margin-left="0.6in"/>
        </style:list-level-properties>
        <style:text-properties style:font-name="Courier New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0.9in" fo:text-indent="-0.15in" fo:margin-left="0.9in"/>
        </style:list-level-properties>
        <style:text-properties style:font-name="Wingdings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in" fo:text-indent="-0.15in" fo:margin-left="1.2in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text:list-tab-stop-position="1.5in" fo:text-indent="-0.15in" fo:margin-left="1.5in"/>
        </style:list-level-properties>
        <style:text-properties style:font-name="Courier New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1.8in" fo:text-indent="-0.15in" fo:margin-left="1.8in"/>
        </style:list-level-properties>
        <style:text-properties style:font-name="Wingdings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.1in" fo:text-indent="-0.15in" fo:margin-left="2.1in"/>
        </style:list-level-properties>
        <style:text-properties style:font-name="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text:list-tab-stop-position="2.4in" fo:text-indent="-0.15in" fo:margin-left="2.4in"/>
        </style:list-level-properties>
        <style:text-properties style:font-name="Courier New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2.7in" fo:text-indent="-0.15in" fo:margin-left="2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5in" fo:margin-bottom="0.5in" fo:margin-left="0.5in" fo:margin-right="0.5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Loc Vu</meta:initial-creator>
    <meta:editing-cycles>25</meta:editing-cycles>
    <meta:print-date>2019-10-07T01:54:00</meta:print-date>
    <meta:creation-date>2019-10-06T19:04:00</meta:creation-date>
    <dc:date>2020-02-25T12:54:25.129394198</dc:date>
    <dc:language>en-US</dc:language>
    <meta:editing-duration>PT8H30M26S</meta:editing-duration>
    <meta:generator>LibreOffice/6.3.4.2$Linux_X86_64 LibreOffice_project/30$Build-2</meta:generator>
    <meta:document-statistic meta:table-count="0" meta:image-count="0" meta:object-count="0" meta:page-count="1" meta:paragraph-count="41" meta:word-count="391" meta:character-count="3050" meta:non-whitespace-character-count="251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